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기본값-title">
      <style:graphic-properties fo:min-height="3.506cm"/>
    </style:style>
    <style:style style:name="pr2" style:family="presentation" style:parent-style-name="기본값-subtitle">
      <style:graphic-properties draw:fill-color="#ffffff" fo:min-height="12.179cm"/>
    </style:style>
    <style:style style:name="pr3" style:family="presentation" style:parent-style-name="기본값-notes">
      <style:graphic-properties draw:fill-color="#ffffff" fo:min-height="13.364cm"/>
    </style:style>
    <style:style style:name="pr4" style:family="presentation" style:parent-style-name="기본값-outline1">
      <style:graphic-properties fo:min-height="11.929cm"/>
    </style:style>
    <style:style style:name="pr5" style:family="presentation" style:parent-style-name="기본값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DSP 리눅스 커널</text:p>
            <text:p>소스 드라이빙 환경 구축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1. 드라이빙 하기 위한 폴더로 간다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경로를 잘 알아 놓아야 한다.</text:p>
              </text:list-item>
              <text:list-item>
                <text:p>~/git_proj/RCBattleShip/AM5728/ti-processor-sdk-linux-am57xx-evm-03.02.00.05/board-support/ti_am5728_linux-4.4.32</text:p>
              </text:list-item>
              <text:list-item>
                <text:p>지금은 이 경로이다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<text:s/>2. ctags, cscope를 세팅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새로운 컴퓨터에서 드라이빙 하는 경우는</text:p>
              </text:list-item>
              <text:list-item>
                <text:p>카페에 ‘드라이빙 환경구축’ 관련 글을 참고해서</text:p>
              </text:list-item>
              <text:list-item>
                <text:p>미리 진행해야 한다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frame presentation:style-name="pr5" draw:layer="layout" svg:width="25.199cm" svg:height="3.506cm" svg:x="1.4cm" svg:y="0.837cm" presentation:class="title">
          <draw:text-box>
            <text:p>3. .vimrc 파일 수정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i ~/.vimrc </text:p>
              </text:list-item>
              <text:list-item>
                <text:p>무조건 편집 E를 누른다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frame presentation:style-name="pr5" draw:layer="layout" svg:width="25.199cm" svg:height="3.506cm" svg:x="1.4cm" svg:y="0.837cm" presentation:class="title">
          <draw:text-box>
            <text:p>4. set tags, cs add 경로 변경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t tags=/home/koitt/git_proj/RCBattleShip/AM5728/ti-processor-sdk-linux-am57xx-evm-03.02.00.05/board-support/ti_am5728_linux-4.4.32/tags</text:p>
                <text:p/>
              </text:list-item>
              <text:list-item>
                <text:p>cs add /home/koitt/git_proj/RCBattleShip/AM5728/ti-processor-sdk-linux-am57xx-evm-03.02.00.05/board-support/ti_am5728_linux-4.4.32/cscope.o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5. tags 파일 만들기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하지만 현재 폴더 안에 tags 파일이 없다.</text:p>
              </text:list-item>
              <text:list-item>
                <text:p>크기가 너무 커서 삭제되었다.</text:p>
                <text:p/>
              </text:list-item>
              <text:list-item>
                <text:p>드라이빙을 원하는 경로에서</text:p>
              </text:list-item>
              <text:list-item>
                <text:p>Ctags -R; mkcscope.sh 명령어를 작성한다.</text:p>
              </text:list-item>
              <text:list-item>
                <text:p>카페, 드라이빙 환경 구축 글에서 확인할 수 있다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6. 소스 드라이빙 확인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i -t [검색할 단어]</text:p>
              </text:list-item>
              <text:list-item>
                <text:p>소스 드라이빙이 잘 되는지 확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5T11:35:30.205634518</meta:creation-date>
    <dc:date>2017-05-25T12:08:44.875054513</dc:date>
    <meta:editing-duration>PT30M31S</meta:editing-duration>
    <meta:editing-cycles>18</meta:editing-cycles>
    <meta:generator>LibreOffice/5.1.6.2$Linux_X86_64 LibreOffice_project/10m0$Build-2</meta:generator>
    <meta:document-statistic meta:object-count="49"/>
  </office:meta>
</office:document-meta>
</file>